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" style:family="paragraph" style:parent-style-name="Standard">
      <style:text-properties style:font-name="Times New Roman1"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P4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6" style:family="paragraph" style:parent-style-name="Standard"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7" style:family="paragraph" style:parent-style-name="Standard">
      <style:text-properties style:font-name="Times New Roman1" fo:font-size="10pt" fo:language="en" fo:country="US" fo:font-weight="bold" style:font-name-asian="Times New Roman1" style:font-size-asian="10pt" style:language-asian="en" style:country-asian="US" style:font-weight-asian="bold" style:font-name-complex="Times New Roman1" style:font-size-complex="10pt" style:language-complex="en" style:country-complex="US" style:font-weight-complex="bold"/>
    </style:style>
    <style:style style:name="P8" style:family="paragraph" style:parent-style-name="Standard">
      <style:text-properties style:font-name="Times New Roman1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en" style:country-complex="US" style:font-weight-complex="bold"/>
    </style:style>
    <style:style style:name="P9" style:family="paragraph" style:parent-style-name="Standard"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0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1" style:family="paragraph" style:parent-style-name="Standard">
      <style:paragraph-properties fo:margin-left="0.2583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12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3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4" style:family="paragraph" style:parent-style-name="Standard">
      <style:paragraph-properties fo:margin-left="0.4945in" fo:margin-right="0in" fo:text-indent="0in" style:auto-text-indent="false" fo:background-color="#e6e6ff">
        <style:tab-stops>
          <style:tab-stop style:position="1.7484in"/>
        </style:tab-stops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5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6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7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8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9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0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none"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1" style:family="paragraph" style:parent-style-name="Preformatted_20_Text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2" style:family="paragraph" style:parent-style-name="Preformatted_20_Text">
      <style:paragraph-properties fo:margin-left="0.4791in" fo:margin-right="0in" fo:margin-top="0in" fo:margin-bottom="0.1965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4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5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6" style:family="paragraph" style:parent-style-name="Standard">
      <style:paragraph-properties fo:break-before="page"/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27" style:family="paragraph" style:parent-style-name="Standard">
      <style:paragraph-properties fo:margin-left="0in" fo:margin-right="0in" fo:text-indent="0.0874in" style:auto-text-indent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8" style:family="paragraph" style:parent-style-name="Standard">
      <style:paragraph-properties fo:margin-left="0in" fo:margin-right="0in" fo:text-indent="0.0874in" style:auto-text-indent="false"/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P29" style:family="paragraph" style:parent-style-name="Standard">
      <style:paragraph-properties fo:margin-left="0.298in" fo:margin-right="0in" fo:text-indent="-0.1402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0" style:family="paragraph" style:parent-style-name="Standard">
      <style:paragraph-properties fo:margin-left="0.298in" fo:margin-right="0in" fo:text-align="justify" style:justify-single-word="false" fo:text-indent="-0.1402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1" style:family="paragraph" style:parent-style-name="Standard">
      <style:paragraph-properties fo:margin-left="0.298in" fo:margin-right="0in" fo:text-align="justify" style:justify-single-word="false" fo:text-indent="-0.1402in" style:auto-text-indent="false">
        <style:tab-stops>
          <style:tab-stop style:position="0.1138in"/>
        </style:tab-stops>
      </style:paragraph-properties>
    </style:style>
    <style:style style:name="P32" style:family="paragraph" style:parent-style-name="Standard">
      <style:paragraph-properties fo:margin-left="0.298in" fo:margin-right="0in" fo:text-indent="-0.0091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3" style:family="paragraph" style:parent-style-name="Standard">
      <style:paragraph-properties fo:margin-left="0.298in" fo:margin-right="0in" fo:text-align="justify" style:justify-single-word="false" fo:text-indent="-0.0091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4" style:family="paragraph" style:parent-style-name="Standard">
      <style:paragraph-properties fo:margin-left="0.298in" fo:margin-right="0in" fo:text-align="justify" style:justify-single-word="false" fo:text-indent="-0.0091in" style:auto-text-indent="false">
        <style:tab-stops>
          <style:tab-stop style:position="0.1138in"/>
        </style:tab-stops>
      </style:paragraph-properties>
    </style:style>
    <style:style style:name="P35" style:family="paragraph" style:parent-style-name="Standard">
      <style:paragraph-properties fo:margin-left="0.3925in" fo:margin-right="0in" fo:text-indent="-0.098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6" style:family="paragraph" style:parent-style-name="Standard" style:list-style-name="L1">
      <style:paragraph-properties fo:text-align="justify" style:justify-single-word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7" style:family="paragraph" style:parent-style-name="Standard" style:list-style-name="L2">
      <style:paragraph-properties fo:margin-left="0.298in" fo:margin-right="0in" fo:text-align="justify" style:justify-single-word="false" fo:text-indent="-0.1402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8" style:family="paragraph" style:parent-style-name="Standard" style:list-style-name="L2">
      <style:paragraph-properties fo:margin-left="0.1575in" fo:margin-right="0in" fo:text-align="justify" style:justify-single-word="false" fo:text-indent="0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Liberation Sans" fo:font-size="8pt" style:font-size-asian="8pt" style:font-size-complex="8pt"/>
    </style:style>
    <style:style style:name="T5" style:family="text">
      <style:text-properties style:font-name="Times New Roman1" fo:font-size="10pt" style:font-size-asian="10pt" style:font-size-complex="10pt"/>
    </style:style>
    <style:style style:name="T6" style:family="text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T7" style:family="text">
      <style:text-properties style:font-name="Times New Roman1" fo:font-size="10pt" fo:language="en" fo:country="US" fo:font-weight="bold" style:font-name-asian="Times New Roman1" style:font-size-asian="10pt" style:language-asian="en" style:country-asian="US" style:font-weight-asian="bold" style:font-name-complex="Times New Roman1" style:font-size-complex="10pt" style:language-complex="en" style:country-complex="US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line-through-style="solid" style:font-name="Times New Roman2" fo:font-weight="bold" fo:background-color="transparent" style:font-weight-asian="bold" style:font-weight-complex="bold"/>
    </style:style>
    <style:style style:name="T10" style:family="text">
      <style:text-properties style:text-line-through-style="solid" fo:font-size="10pt" style:font-size-asian="10pt" style:font-size-complex="10pt"/>
    </style:style>
    <style:style style:name="T11" style:family="text">
      <style:text-properties style:text-line-through-style="solid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7pt" style:font-size-asian="7pt" style:font-size-complex="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75in" fo:text-indent="-0.25in" fo:margin-left="0.65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75in" fo:text-indent="-0.25in" fo:margin-left="0.90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75in" fo:text-indent="-0.25in" fo:margin-left="1.15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75in" fo:text-indent="-0.25in" fo:margin-left="1.40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75in" fo:text-indent="-0.25in" fo:margin-left="1.65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75in" fo:text-indent="-0.25in" fo:margin-left="1.90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75in" fo:text-indent="-0.25in" fo:margin-left="2.15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75in" fo:text-indent="-0.25in" fo:margin-left="2.40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75in" fo:text-indent="-0.25in" fo:margin-left="2.65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75in" fo:text-indent="-0.25in" fo:margin-left="2.9075in"/>
        </style:list-level-properties>
      </text:list-level-style-bullet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Mapserv csomag installalasa és ellenőrzése Ubuntun -OK</text:p>
      <text:p text:style-name="P1"><text:s text:c="3"/></text:p>
      <text:p text:style-name="P1"><text:span text:style-name="T1"><text:s/></text:span><text:span text:style-name="T10">a. /etc/apt/</text:span><text:span text:style-name="T11">sources.list</text:span><text:span text:style-name="T10"> fájlba helyezed el a következő bejegyzést:</text:span></text:p>
      <text:p text:style-name="P4"><text:tab/><text:span text:style-name="T9">deb https://launchpad.net/~ubuntugis/+archive/ppa/+packages lucid universe</text:span></text:p>
      <text:p text:style-name="P21">deb http://archive.ubuntu.com/ubuntu/ gutsy-security main restricted universe multiverse</text:p>
      <text:p text:style-name="P22">deb-src http://archive.ubuntu.com/ubuntu/ gutsy-security main restricted universe multiverse</text:p>
      <text:p text:style-name="P4"><text:s text:c="4"/>b. valamelyik csomagkezelővel installáld a mapserver-t</text:p>
      <text:p text:style-name="P16">sudo apt-get update</text:p>
      <text:p text:style-name="P16">sudo apt-get install cgi-mapserver mapserver-bin mapserver-doc php5-mapscript python-mapscript</text:p>
      <text:p text:style-name="P4"/>
      <text:p text:style-name="P4"><text:s text:c="4"/>c. keresd meg /etc/apache2/sites-enabled/000-default fájlt</text:p>
      <text:p text:style-name="P4"><text:s text:c="4"/>d. ebben keresd meg a cgi-bin elérését a helyi fájlrendszerben. Ez valszeg: <text:span text:style-name="T8">/usr/lib/cgi-bin</text:span><text:span text:style-name="T12">. Minden valószínüség szerint itt helyezkedik el a </text:span><text:span text:style-name="T8">mapserv</text:span><text:span text:style-name="T12"> file. Ha nem, gáz van.</text:span></text:p>
      <text:p text:style-name="P4"><text:s text:c="4"/>e. szintén ebben a fájlban helyezd el azt az elérési utvonalat, ahova a mintafeladatot fogod elhelyezni</text:p>
      <text:p text:style-name="P4"><text:tab/>mondjuk ez legyen a /home/akoel/www konyvtar akkor a következő bejegyzést kell tenni:</text:p>
      <text:p text:style-name="P4"><text:tab/></text:p>
      <text:p text:style-name="P16">Alias /mapserver/demo/ "/home/akoel/www/demo/"</text:p>
      <text:p text:style-name="P16">&lt;Directory "/home/akoel/www/demo/"&gt;</text:p>
      <text:p text:style-name="P16"><text:s text:c="4"/>Options Indexes Multiviews FollowSymlinks</text:p>
      <text:p text:style-name="P16"><text:s text:c="4"/>AllowOverride None</text:p>
      <text:p text:style-name="P16"><text:s text:c="4"/>Order deny,allow</text:p>
      <text:p text:style-name="P16"><text:s text:c="4"/>Deny from all</text:p>
      <text:p text:style-name="P16"><text:s text:c="4"/>Allow from 127.0.0.0/255.0.0.0 ::1/128</text:p>
      <text:p text:style-name="P16">&lt;/Directory&gt;</text:p>
      <text:p text:style-name="P4"/>
      <text:p text:style-name="P4"><text:s text:c="4"/>f. toltsd le a MapServer5.4x Demo konyvtarat es helyezd el tartalmat a lokalis web konyvtarba (home/akoel/www/)</text:p>
      <text:p text:style-name="P5"><text:s text:c="3"/>g. olvasd el a README file-t és járj el az utasításai szerint, vagyis végezd el két fájl tartalmának módosítását a helyi beállítások alapján</text:p>
      <text:p text:style-name="P4"><text:tab/>-index.html</text:p>
      <text:p text:style-name="P4"><text:tab/> <text:s text:c="3"/>cgi-bin könyvtárban elhelyezett mapserv fájl elérésének beállítása. &lt;form name="demo" method="GET" action= </text:p>
      <text:p text:style-name="P4"><text:tab/><text:tab/>(/usr/lib/cgi-bin/mapserv)</text:p>
      <text:p text:style-name="P4"><text:tab/> <text:s text:c="3"/>itasca.map fájl elérésének beállítása. &lt;input type="hidden" name="map" value="</text:p>
      <text:p text:style-name="P4"><text:tab/><text:tab/>(/home/akoel/www/demo/itasca.map)</text:p>
      <text:p text:style-name="P4"><text:tab/> <text:s text:c="3"/>&lt;input type="hidden" name="root" value="</text:p>
      <text:p text:style-name="P4"><text:tab/><text:tab/>(/cadastre/demo)</text:p>
      <text:p text:style-name="P4"><text:tab/>-itasca.map</text:p>
      <text:p text:style-name="P4"><text:tab/> <text:s text:c="3"/>IMAGEPATH valtozó beállítása (/home/akoel/Projects/www/demo/tmp/)</text:p>
      <text:p text:style-name="P4"><text:tab/> <text:s text:c="3"/>IMAGEURL valtozo beállítása (/mapserver/demo/tmp/)</text:p>
      <text:p text:style-name="P4"><text:tab/> <text:s text:c="3"/>WMS_ONLINERESOURCHE változó beállítása (http://localhost.localdomain/cadastre/demo/index.html)</text:p>
      <text:p text:style-name="P4"><text:s text:c="4"/>h.<text:tab/>tedd irható/olvashatóvá a tmp fájlt az apache felhasználó számára (www-data)</text:p>
      <text:p text:style-name="P4"/>
      <text:p text:style-name="P2">2. php/MapScript Sample install - OK</text:p>
      <text:p text:style-name="P1"><text:s text:c="3"/><text:span text:style-name="T2"><text:s/>a.<text:tab/>szukseg van a dbase.so fajlra, de sehol sem all rendelkezesre, ugyhogy nekunk kell leforditani:</text:span></text:p>
      <text:p text:style-name="P6"><text:tab/>Become root:</text:p>
      <text:p text:style-name="P13"><text:s/>root@zenware:/# sudo su<text:tab/></text:p>
      <text:p text:style-name="P6"><text:tab/><text:tab/>and type <text:s/>your password</text:p>
      <text:p text:style-name="P6"/>
      <text:p text:style-name="P6"><text:tab/>Get the Source code, Subversion, and Tools</text:p>
      <text:p text:style-name="P12">apt-get install shtool dpkg-dev subversion</text:p>
      <text:p text:style-name="P12">cd /opt</text:p>
      <text:p text:style-name="P12">mkdir php</text:p>
      <text:p text:style-name="P12">cd /opt/php</text:p>
      <text:p text:style-name="P12"><text:s/>apt-get source php5 php5-dev</text:p>
      <text:p text:style-name="P11"/>
      <text:p text:style-name="P11"><text:tab/>Get the source for dbase extension</text:p>
      <text:p text:style-name="P13">cd /opt/php/php5-5.3.2/ext/</text:p>
      <text:p text:style-name="P13">mkdir dbase</text:p>
      <text:p text:style-name="P13">svn co http://svn.php.net/repository/pecl/dbase/trunk dbase</text:p>
      <text:p text:style-name="P6"/>
      <text:p text:style-name="P6"><text:tab/>Compile the Extension</text:p>
      <text:p text:style-name="P13">cd /opt/php/php5-5.3.2/ext/dbase</text:p>
      <text:p text:style-name="P13"><text:soft-page-break/>phpize</text:p>
      <text:p text:style-name="P13">./configure</text:p>
      <text:p text:style-name="P13">make</text:p>
      <text:p text:style-name="P6"/>
      <text:p text:style-name="P6"><text:tab/>Copy the extension</text:p>
      <text:p text:style-name="P17">cp /opt/php/php5-5.3.2/ext/dbase/modules/dbase.so /usr/lib/php5/20090626+lfs/.</text:p>
      <text:p text:style-name="P6"/>
      <text:p text:style-name="P6"><text:tab/>Restart Apache</text:p>
      <text:p text:style-name="P13">/etc/init.d/apache2 restart</text:p>
      <text:p text:style-name="P6"/>
      <text:p text:style-name="P2">3. PostgreSQL 9.1</text:p>
      <text:p text:style-name="P1"/>
      <text:p text:style-name="P6">Ubuntu 12.04-ben simán a Synaptic csomagkezelőből választom ki az installálandó elemeket:</text:p>
      <text:p text:style-name="P6"/>
      <text:p text:style-name="P6">postgresql</text:p>
      <text:p text:style-name="P6">phppgadmin</text:p>
      <text:p text:style-name="P6">pgadmin3</text:p>
      <text:p text:style-name="P3"/>
      <text:p text:style-name="P2">4. PosgGIS 2.1</text:p>
      <text:p text:style-name="P2"/>
      <text:p text:style-name="P20">sudo apt-get install python-software-properties</text:p>
      <text:p text:style-name="P20">sudo add-apt-repository ppa:sharpie/for-science</text:p>
      <text:p text:style-name="P20">sudo add-apt-repository ppa:sharpie/postgis-stable</text:p>
      <text:p text:style-name="P20">sudo add-apt-repository ppa:ubuntugis/ubuntugis-unstable</text:p>
      <text:p text:style-name="P20">sudo apt-get update<text:tab/></text:p>
      <text:p text:style-name="P20">sudo apt-get install postgresql-9.1-postgis2</text:p>
      <text:p text:style-name="P20">sudo apt-get install postgresql-contrib-9.1</text:p>
      <text:p text:style-name="P2"/>
      <text:p text:style-name="P2">5. PostGis Külső beállítások</text:p>
      <text:p text:style-name="P2"/>
      <text:p text:style-name="P4"><text:s text:c="4"/>a. Allitsuk be a jelszot a postgres felhasznalo szamara</text:p>
      <text:p text:style-name="P4"><text:s text:c="4"/></text:p>
      <text:p text:style-name="P23">sudo su postgres -c psql template1</text:p>
      <text:p text:style-name="P23">template1=# ALTER USER postgres WITH PASSWORD 'uj_password'</text:p>
      <text:p text:style-name="P23">template1=# \q</text:p>
      <text:p text:style-name="P4"><text:tab/></text:p>
      <text:p text:style-name="P4"><text:s text:c="4"/>b. Valtoztassuk meg a jelszot a Linux postgres user szamara is</text:p>
      <text:p text:style-name="P4"/>
      <text:p text:style-name="P16">sudo passwd -d postgres <text:s text:c="31"/>#torli a regi jelszot</text:p>
      <text:p text:style-name="P16">sudo su postgres -c 'uj_password' <text:s text:c="17"/>#ez nem mukodik<text:span text:style-name="T5"><text:tab/></text:span></text:p>
      <text:p text:style-name="P4"/>
      <text:p text:style-name="P4"><text:s text:c="4"/>c. Innen kezdve hasznalhatjuk a gpAdmin programot is es a parancssort is hogy futtassuk az adatbazisszervert. de</text:p>
      <text:p text:style-name="P4"><text:s text:c="7"/>elotte set-up oljuk a postgresql admin csomagot, ami jobb beloggolast biztosit</text:p>
      <text:p text:style-name="P4"><text:s text:c="7"/></text:p>
      <text:p text:style-name="P14">sudo -u postgers psql</text:p>
      <text:p text:style-name="P14">CREATE EXTENSION “adminpack”;</text:p>
      <text:p text:style-name="P4"><text:s text:c="4"/></text:p>
      <text:p text:style-name="P4"><text:s text:c="4"/>f. Hozzaferesek beallitasa, hogy ki hasznalhatja a szervert</text:p>
      <text:p text:style-name="P4"><text:s text:c="4"/></text:p>
      <text:p text:style-name="P16">sudo gedit /etc/postgresql/9.1/main/postgresql.conf</text:p>
      <text:p text:style-name="P4"><text:s text:c="4"/></text:p>
      <text:p text:style-name="P4"><text:tab/>Ha nem csak lokalis hozzaferest biztositunk akkor a kovetkezo sort modositsuk</text:p>
      <text:p text:style-name="P4"/>
      <text:p text:style-name="P18">#listen_addresses = 'localhost'</text:p>
      <text:p text:style-name="P18"><text:tab/> <text:s text:c="3"/></text:p>
      <text:p text:style-name="P18">listen_addresses = '*' <text:s text:c="3"/></text:p>
      <text:p text:style-name="P4"/>
      <text:p text:style-name="P4"><text:tab/>Valamint</text:p>
      <text:p text:style-name="P23">#password_encryption = on</text:p>
      <text:p text:style-name="P23"><text:tab/> <text:s text:c="3"/></text:p>
      <text:p text:style-name="P23">password_encryption = on<text:tab/> <text:s text:c="3"/></text:p>
      <text:p text:style-name="P4"/>
      <text:p text:style-name="P4"><text:soft-page-break/><text:tab/>Vegul mentsuk el a fajlt</text:p>
      <text:p text:style-name="P4"><text:tab/></text:p>
      <text:p text:style-name="P4"><text:tab/></text:p>
      <text:p text:style-name="P4"><text:s text:c="4"/>e. Uj user létrehozása</text:p>
      <text:p text:style-name="P4">.</text:p>
      <text:p text:style-name="P4"><text:s text:c="4"/><text:tab/>Lépjünk be postgresql adminisztraciójába<text:tab/></text:p>
      <text:p text:style-name="P9"/>
      <text:p text:style-name="P10">sudo su postgres </text:p>
      <text:p text:style-name="P4"/>
      <text:p text:style-name="P4"><text:tab/>Hozzuk létre az új felhasználót</text:p>
      <text:p text:style-name="P4"><text:tab/></text:p>
      <text:p text:style-name="P16">postgres=# CREATE USER tdc PASSWORD 'tdc';<text:tab/></text:p>
      <text:p text:style-name="P4"/>
      <text:p text:style-name="P4"><text:tab/>Kiléphetünk</text:p>
      <text:p text:style-name="P4"><text:tab/></text:p>
      <text:p text:style-name="P16">postgres=# \q</text:p>
      <text:p text:style-name="P4"/>
      <text:p text:style-name="P4"><text:s text:c="3"/>f. Ha szeretnél "posgres" felhasználóval belépni a Web-es felületen, akkor automatikusan ez nem lehet, mert biztonsági okokból a rendszer nem engedi "Login disallowed for security reasons". Ezért a következőt kel ltenni: </text:p>
      <text:p text:style-name="P4">A /etc/phppgadmin/<text:span text:style-name="T8">config.inc.php</text:span> fajlban csereld ki a kovetkezo sort az ezt kovetkezovel:</text:p>
      <text:p text:style-name="P4"><text:s text:c="14"/></text:p>
      <text:p text:style-name="P15"><text:s/><text:span text:style-name="T4"><text:s text:c="6"/>$conf['extra_login_security'] = true;</text:span></text:p>
      <text:p text:style-name="P16"><text:s text:c="7"/></text:p>
      <text:p text:style-name="P16"><text:s text:c="7"/>$conf['extra_login_security'] = false;</text:p>
      <text:p text:style-name="P4"/>
      <text:p text:style-name="P4"><text:s text:c="4"/>g. Inditsd újra az adatbázis szervert</text:p>
      <text:p text:style-name="P4"><text:s text:c="4"/></text:p>
      <text:p text:style-name="P15"><text:tab/><text:span text:style-name="T4">sudo /etc/init.d/postgresql-8.4 restart</text:span></text:p>
      <text:p text:style-name="P2"/>
      <text:p text:style-name="P2"/>
      <text:p text:style-name="P2">6. PostGIS Belső beállítások</text:p>
      <text:p text:style-name="P2"/>
      <text:p text:style-name="P4"><text:s text:c="2"/>a. GIS template letrehozasa. Elkészítünk egy template_postgis temlate táblát, ami alapján majd elkészítjük a saját GIS táblánkat</text:p>
      <text:p text:style-name="P4"><text:s text:c="4"/></text:p>
      <text:p text:style-name="P10">sudo su postgres</text:p>
      <text:p text:style-name="P10">createdb template_postgis</text:p>
      <text:p text:style-name="P10">psql -q -d template_postgis -f /usr/share/postgresql/9.1/contrib/postgis-2.0/postgis.sql</text:p>
      <text:p text:style-name="P10">psql -q -d template_postgis -f /usr/share/postgresql/9.1/contrib/postgis-2.0/spatial_ref_sys.sql</text:p>
      <text:p text:style-name="P10">psql -q -d template_postgis -f /usr/share/postgresql/9.1/contrib/postgis_comments.sql</text:p>
      <text:p text:style-name="P10">psql -q -d template_postgis -f /usr/share/postgresql/9.1/contrib/legacy_minimal.sql <text:s text:c="12"/>#<text:span text:style-name="T13">ez azert kell, mert megvaltoztak a fv nevek</text:span></text:p>
      <text:p text:style-name="P10">psql -q -d template_postgis -f /usr/share/postgresql/9.1/contrib/postgis-2.0/topology.sql</text:p>
      <text:p text:style-name="P10"><text:s text:c="4"/>cat &lt;&lt;EOS | psql -d template_postgis</text:p>
      <text:p text:style-name="P10"><text:s text:c="8"/>UPDATE pg_database SET datistemplate = TRUE WHERE datname = 'template_postgis';</text:p>
      <text:p text:style-name="P10"><text:s text:c="8"/>REVOKE ALL ON SCHEMA public FROM public;</text:p>
      <text:p text:style-name="P10"><text:s text:c="8"/>GRANT USAGE ON SCHEMA public TO public;</text:p>
      <text:p text:style-name="P10"><text:s text:c="8"/>GRANT ALL ON SCHEMA public TO postgres;</text:p>
      <text:p text:style-name="P10"><text:s text:c="8"/>GRANT SELECT, UPDATE, INSERT, DELETE</text:p>
      <text:p text:style-name="P10"><text:s text:c="10"/>ON TABLE public.geometry_columns TO PUBLIC;</text:p>
      <text:p text:style-name="P10"><text:s text:c="10"/>GRANT SELECT, UPDATE, INSERT, DELETE</text:p>
      <text:p text:style-name="P10"><text:s text:c="12"/>ON TABLE public.spatial_ref_sys TO PUBLIC;</text:p>
      <text:p text:style-name="P10">EOS</text:p>
      <text:p text:style-name="P4"/>
      <text:p text:style-name="P4"><text:s text:c="4"/>d. Allitsuk be a jelszot a tdc felhasznalo szamara</text:p>
      <text:p text:style-name="P4"><text:s text:c="4"/></text:p>
      <text:p text:style-name="P23">sudo su postgres -c psql</text:p>
      <text:p text:style-name="P23">postgres=# \c template_postgis <text:s text:c="18"/></text:p>
      <text:p text:style-name="P23">template_postgis=# ALTER USER <text:s/>tdc WITH PASSWORD 'uj_password';</text:p>
      <text:p text:style-name="P23">template_postgis=# \q</text:p>
      <text:p text:style-name="P4"/>
      <text:p text:style-name="P4"><text:s text:c="4"/>e. Keszitsunk egy GIS adatbazist a GIS template alapjan</text:p>
      <text:p text:style-name="P4"><text:s text:c="4"/></text:p>
      <text:p text:style-name="P25">sudo su postgres<text:tab/>#ha postgres-kent vagyok bejelentkezve, akkor nem kell</text:p>
      <text:p text:style-name="P25"><text:soft-page-break/>createdb --template template_postgis test_gis</text:p>
      <text:p text:style-name="P4"><text:s text:c="4"/>f. Teszteljuk le az uj adatbazist a verzio szam kiiras fuggveny segitsegevel</text:p>
      <text:p text:style-name="P4"/>
      <text:p text:style-name="P24">sudo su postgres <text:s text:c="7"/>#ha postgres-kent vagyok bejelentkezve, akkor nem kell</text:p>
      <text:p text:style-name="P24">psql -d test_gis -<text:span text:style-name="T8">c</text:span> "select postgis_lib_version();"</text:p>
      <text:p text:style-name="P1"/>
      <text:p text:style-name="P2">7. postgresql problema-megoldasok</text:p>
      <text:p text:style-name="P4"/>
      <text:p text:style-name="P4"><text:s text:c="4"/>a. Elfelejted a jelszot</text:p>
      <text:p text:style-name="P35">A /etc/postgresql/8.4/main/<text:span text:style-name="T8">pg_hba.conf</text:span> fajlba a csereld ki a kovetkezo sort az ezt kovetovel es akkor jelszo nelkul lephetsz be</text:p>
      <text:p text:style-name="P4"><text:tab/></text:p>
      <text:p text:style-name="P10">host all all 127.0.0.1/32 md5</text:p>
      <text:p text:style-name="P10"><text:tab/></text:p>
      <text:p text:style-name="P10">host all all 127.0.0.1/32 trust<text:tab/></text:p>
      <text:p text:style-name="P4"/>
      <text:p text:style-name="P4"><text:s text:c="4"/>b. phpPgAdmin hasznalataval kivansz adatbaziskezelest vegezni de nem enged be a "posgres" user-rel, </text:p>
      <text:p text:style-name="P4"><text:s text:c="7"/>"Login disallowed for security reasons" uzenettel.</text:p>
      <text:p text:style-name="P4"><text:s text:c="7"/>A /etc/phppgadmin/<text:span text:style-name="T8">config.inc.php</text:span> fajlban csereld ki a kovetkezo sort az ezt kovetkezovel:</text:p>
      <text:p text:style-name="P4"><text:s text:c="14"/></text:p>
      <text:p text:style-name="P15"><text:s/><text:span text:style-name="T4"><text:s text:c="6"/>$conf['extra_login_security'] = true;</text:span></text:p>
      <text:p text:style-name="P16"><text:s text:c="7"/></text:p>
      <text:p text:style-name="P16"><text:s text:c="7"/>$conf['extra_login_security'] = false;</text:p>
      <text:p text:style-name="P7"><text:s text:c="7"/></text:p>
      <text:p text:style-name="P2">8. jBoss 7</text:p>
      <text:p text:style-name="P2"/>
      <text:p text:style-name="P29">a. Töltsd le a Jboss 7 AS csomagot</text:p>
      <text:p text:style-name="P29"/>
      <text:p text:style-name="P29">b. Helyezd el egy könyvtárban. Pld /usr/local/programs/jboss-as-7.1.0.Final</text:p>
      <text:p text:style-name="P29"/>
      <text:p text:style-name="P29">c. Elindítani a szervert a bin könyvtárab lévő ./standalone.sh paranccsal lehet</text:p>
      <text:p text:style-name="P29"/>
      <text:p text:style-name="P29">d. Adminisztráció</text:p>
      <text:p text:style-name="P32">Lehetőség van web felületi és konzolos adminisztrációra</text:p>
      <text:p text:style-name="P33">De ehhez előbb egy új felhasználót kell hozzáadnod a rendszerhez:az <text:span text:style-name="T8">./add-user.sh</text:span> paranccsal. <text:s/>Megadható az első pontpab hog Adminisztrációs (a) vagy Applikációs (b) juzert kívánunk-e rögzíteni. Következő pontban hagyjuk változatlanul a <text:span text:style-name="T8">realm</text:span> nevet, majd adjuk meg a felhasználó nevet és a jelszót.</text:p>
      <text:p text:style-name="P33"/>
      <text:p text:style-name="P34"><text:span text:style-name="T6">Web-es adminisztrációs felület elérése: </text:span><text:a xlink:type="simple" xlink:href="http://localhost:9990/console"><text:span text:style-name="T1">http://localhost:9990/console</text:span></text:a></text:p>
      <text:p text:style-name="P33">Konzolos adminisztrációs felület elérése a bin könyvtárban: ./jboss-cli.sh –connect</text:p>
      <text:p text:style-name="P33"/>
      <text:p text:style-name="P33">Port állítása a $JBOSS_HOME/standalone/configuration/standalone.xml fájlban </text:p>
      <text:p text:style-name="P33"/>
      <text:p text:style-name="P2">9. jBoss 7 elhelyezése Eclipse alá</text:p>
      <text:p text:style-name="P2"/>
      <text:p text:style-name="P31"><text:span text:style-name="T6">a. Eclipse-ben keresd meg a </text:span><text:span text:style-name="T7">Help → Install new software</text:span><text:span text:style-name="T6"> menüpontot. Add meg új forrásként a </text:span><text:a xlink:type="simple" xlink:href="http://download.jboss.org/jbosstools/updates/development/indigo"><text:span text:style-name="T3">http://download.jboss.org/jbosstools/updates/development/indigo</text:span></text:a><text:span text:style-name="T6"> címet..</text:span></text:p>
      <text:p text:style-name="P31"><text:span text:style-name="T6">b. Nyisd meg a </text:span><text:span text:style-name="T7">Jboss Web and JavaEE development</text:span><text:span text:style-name="T6"> ágat és pipáld ki a következő elemeket:</text:span></text:p>
      <text:list xml:id="list1793202078" text:style-name="L1">
        <text:list-item>
          <text:p text:style-name="P36">JbossAS Tools</text:p>
        </text:list-item>
        <text:list-item>
          <text:p text:style-name="P36">Jboss WebService Tools</text:p>
        </text:list-item>
        <text:list-item>
          <text:p text:style-name="P36">Hibernate Tools</text:p>
        </text:list-item>
        <text:list-item>
          <text:p text:style-name="P36">Jboss JAX-RS Tools</text:p>
        </text:list-item>
      </text:list>
      <text:p text:style-name="P30">c. Installáld a kiválasztott komponenseket majd indítsd újra az Eclipse-t.</text:p>
      <text:p text:style-name="P31"><text:span text:style-name="T6">d. Add az Eclipse-hez Webserver-nek a </text:span><text:span text:style-name="T7">Jboss AS7 as Webserver</text:span><text:span text:style-name="T6">-t</text:span></text:p>
      <text:p text:style-name="P29"/>
      <text:p text:style-name="P2">10. WebService létrehozása</text:p>
      <text:p text:style-name="P2"/>
      <text:p text:style-name="P30">a. Kezdjél el egy <text:span text:style-name="T8">Dynamic Web Project</text:span> project-et</text:p>
      <text:p text:style-name="P29"><text:soft-page-break/></text:p>
      <text:p text:style-name="P16">File &gt; New .&gt; Dynamic Web Project</text:p>
      <text:p text:style-name="P30"/>
      <text:p text:style-name="P30">b. A megjelenő ablakban a <text:span text:style-name="T8">Configuration</text:span> mezőhöz tartozó <text:span text:style-name="T8">Modify</text:span> gombot nyomd meg, és pipáld ki a <text:span text:style-name="T8">Jboss Web Services Core</text:span> checkboxot, majd pedig az OK gombot.</text:p>
      <text:p text:style-name="P30"/>
      <text:p text:style-name="P30">c. Visszatérve a Project készítő ablakra nyomd meg kétszer a <text:span text:style-name="T8">Next</text:span> gombot. A megjelenő új oldalon pipáld ki a <text:span text:style-name="T8">Generate Web.xml deployment descriptor</text:span> checkboxot majd nyomd meg a <text:span text:style-name="T8">Next</text:span> gombot.</text:p>
      <text:p text:style-name="P30"/>
      <text:p text:style-name="P30">d. Válaszd ki a Server Supplied JbossWS Runtime radiobutton gombot.</text:p>
      <text:p text:style-name="P30"/>
      <text:p text:style-name="P30">e. Nyomd meg a Finish gombot és kész is.</text:p>
      <text:p text:style-name="P30"/>
      <text:p text:style-name="P2">11. Adatbázis driver és datasource Jboss 7 alá</text:p>
      <text:p text:style-name="P2"/>
      <text:p text:style-name="P30">a. Töltsd le a PostgreSQL JDBC driver-t (postgresql-9.1-902.jdbc3.jar)</text:p>
      <text:p text:style-name="P30">b. Helyezd el a <text:span text:style-name="T8">$JBOSS_HOME/standalone/deployments</text:span> könyvtárba</text:p>
      <text:list xml:id="list357100322" text:style-name="L2">
        <text:list-item>
          <text:p text:style-name="P37">Ha ment a Jboss szerver akkor automatikusan deploy-olódik a driver.</text:p>
        </text:list-item>
      </text:list>
      <text:p text:style-name="P30">d. </text:p>
      <text:list xml:id="list712967834" text:continue-numbering="true" text:style-name="L2">
        <text:list-header>
          <text:p text:style-name="P38"/>
        </text:list-header>
      </text:list>
      <text:p text:style-name="P29"/>
      <text:p text:style-name="P27"/>
      <text:p text:style-name="P27"/>
      <text:p text:style-name="P27"/>
      <text:p text:style-name="P27"/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/>
      <text:p text:style-name="P26">3. PostgreSQL 8.4</text:p>
      <text:p text:style-name="P1"/>
      <text:p text:style-name="P1"><text:s text:c="4"/><text:span text:style-name="T1">a. Ha szukseges szabaduljunk meg minden elozo verziotol</text:span></text:p>
      <text:p text:style-name="P4"><text:tab/></text:p>
      <text:p text:style-name="P4"><text:tab/>allitsd le a postgresql adatbazist</text:p>
      <text:p text:style-name="P4"><text:tab/></text:p>
      <text:p text:style-name="P25">apt-get --purge remove postgresql\*</text:p>
      <text:p text:style-name="P25"><text:tab/></text:p>
      <text:p text:style-name="P25">rm -r /etc/postgresql/</text:p>
      <text:p text:style-name="P25">rm -r /etc/postgresql-common/</text:p>
      <text:p text:style-name="P25">rm -r /var/lib/postgresql/</text:p>
      <text:p text:style-name="P25">userdel -r postgres</text:p>
      <text:p text:style-name="P25">groupdel postgres</text:p>
      <text:p text:style-name="P4"><text:tab/><text:tab/></text:p>
      <text:p text:style-name="P4"><text:s text:c="4"/>b Installaljuk a postgresql 8.x-t</text:p>
      <text:p text:style-name="P4"><text:s text:c="4"/></text:p>
      <text:p text:style-name="P24">sudo apt-get install postgresql postgresql-client postgresql-contrib</text:p>
      <text:p text:style-name="P24">sudo apt-get install pgadmin3</text:p>
      <text:p text:style-name="P4"/>
      <text:p text:style-name="P4"><text:s text:c="4"/>c. Allitsuk be a jelszot a postgres felhasznalo szamara</text:p>
      <text:p text:style-name="P4"><text:s text:c="4"/></text:p>
      <text:p text:style-name="P23">sudo su postgres -c psql template1</text:p>
      <text:p text:style-name="P23">template1=# ALTER USER postgres WITH PASSWORD 'uj_password'</text:p>
      <text:p text:style-name="P23">template1=# \q</text:p>
      <text:p text:style-name="P4"><text:tab/></text:p>
      <text:p text:style-name="P4"><text:s text:c="4"/>d. Valtoztassuk meg a jelszot a Linux postgres user szamara is</text:p>
      <text:p text:style-name="P4"/>
      <text:p text:style-name="P16">sudo passwd -d postgres</text:p>
      <text:p text:style-name="P16">sudo su postgres -c 'uj_password'<text:span text:style-name="T5"><text:tab/></text:span></text:p>
      <text:p text:style-name="P4"/>
      <text:p text:style-name="P4"><text:s text:c="4"/>e. Innen kezdve hasznalhatjuk a gpAdmin programot is es a parancssort is hogy futtassuk az adatbazisszervert. de</text:p>
      <text:p text:style-name="P4"><text:s text:c="7"/>elotte set-up oljuk a postgresql admin csomagot, ami jobb beloggolast biztosit</text:p>
      <text:p text:style-name="P4"><text:s text:c="7"/></text:p>
      <text:p text:style-name="P14">sudo su postgres -c psql &lt; /usr/share/postgresql/8.4/contrib/adminpack.sql</text:p>
      <text:p text:style-name="P4"><text:s text:c="4"/></text:p>
      <text:p text:style-name="P4"><text:s text:c="4"/>f. Hozzaferesek beallitasa, hogy ki hasznalhatja a szervert</text:p>
      <text:p text:style-name="P4"><text:s text:c="4"/></text:p>
      <text:p text:style-name="P16">sudo gedit /etc/postgresql/8.4/main/postgresql.conf</text:p>
      <text:p text:style-name="P4"><text:s text:c="4"/></text:p>
      <text:p text:style-name="P4"><text:tab/>Ha nem csak lokalis hozzaferest biztositunk akkor a kovetkezo sort modositsuk</text:p>
      <text:p text:style-name="P4"/>
      <text:p text:style-name="P18">#listen_addresses = 'localhost'</text:p>
      <text:p text:style-name="P18"><text:tab/> <text:s text:c="3"/></text:p>
      <text:p text:style-name="P18">listen_addresses = '*' <text:s text:c="3"/></text:p>
      <text:p text:style-name="P4"/>
      <text:p text:style-name="P4"><text:tab/>Valamint</text:p>
      <text:p text:style-name="P23">#password_encryption = on</text:p>
      <text:p text:style-name="P23"><text:tab/> <text:s text:c="3"/></text:p>
      <text:p text:style-name="P23">password_encryption = on<text:tab/> <text:s text:c="3"/></text:p>
      <text:p text:style-name="P4"/>
      <text:p text:style-name="P4"><text:tab/>Vegul mentsuk el a fajlt</text:p>
      <text:p text:style-name="P4"><text:tab/></text:p>
      <text:p text:style-name="P4"><text:tab/></text:p>
      <text:p text:style-name="P4"><text:s text:c="4"/>g. Beallitjuk, hogy ki ferhet a szerverhez. Ehhez modositanunk kell a pg_hba.conf fajlt</text:p>
      <text:p text:style-name="P4"><text:s text:c="4"/></text:p>
      <text:p text:style-name="P10">sudo gedit /etc/postgresql/8.4/main/pg_hba.conf</text:p>
      <text:p text:style-name="P4"><text:tab/></text:p>
      <text:p text:style-name="P4"><text:tab/>Az eredeti tartalmat kommentezd ki es helyezd el a kovetkezo sorokat:</text:p>
      <text:p text:style-name="P4"><text:tab/></text:p>
      <text:p text:style-name="P16">local <text:s text:c="2"/>all <text:s text:c="8"/>postgres <text:s text:c="25"/>ident sameuser</text:p>
      <text:p text:style-name="P16"># TYPE <text:s/>DATABASE <text:s text:c="3"/>USER <text:s text:c="7"/>CIDR-ADDRESS <text:s text:c="9"/>METHOD</text:p>
      <text:p text:style-name="P16"><text:tab/></text:p>
      <text:p text:style-name="P16"># "local" is for Unix domain socket connections only</text:p>
      <text:p text:style-name="P16"><text:soft-page-break/>local <text:s text:c="2"/>all <text:s text:c="8"/>all <text:s text:c="30"/>md5</text:p>
      <text:p text:style-name="P16"># IPv4 local connections:</text:p>
      <text:p text:style-name="P16">host <text:s text:c="3"/>all <text:s text:c="8"/>all <text:s text:c="8"/>127.0.0.1/32 <text:s text:c="9"/>md5</text:p>
      <text:p text:style-name="P16"># IPv6 local connections:</text:p>
      <text:p text:style-name="P16">host <text:s text:c="3"/>all <text:s text:c="8"/>all <text:s text:c="8"/>::1/128 <text:s text:c="14"/>md5</text:p>
      <text:p text:style-name="P16"><text:tab/></text:p>
      <text:p text:style-name="P16"># Connections for all PCs on the subnet</text:p>
      <text:p text:style-name="P16">#</text:p>
      <text:p text:style-name="P16"># TYPE DATABASE USER IP-ADDRESS IP-MASK METHOD</text:p>
      <text:p text:style-name="P16">host <text:s text:c="3"/>all <text:s text:c="8"/>all <text:s text:c="8"/>[ip address] <text:s text:c="9"/>[subnet mask] <text:s/>md5<text:tab/></text:p>
      <text:p text:style-name="P4"/>
      <text:p text:style-name="P4"><text:s text:c="4"/>h. Inditsd ujra az adatbazis szervert</text:p>
      <text:p text:style-name="P4"><text:s text:c="4"/></text:p>
      <text:p text:style-name="P15"><text:tab/><text:span text:style-name="T4">sudo /etc/init.d/postgresql-8.4 restart</text:span></text:p>
      <text:p text:style-name="P1"/>
      <text:p text:style-name="P2">4. PosgGIS 8.2</text:p>
      <text:p text:style-name="P1"/>
      <text:p text:style-name="P4"><text:s text:c="4"/>a. szukseges, szabaduljunk meg az elozo verziotol</text:p>
      <text:p text:style-name="P4"><text:s text:c="8"/></text:p>
      <text:p text:style-name="P18">sudo apt-get purge postgis</text:p>
      <text:p text:style-name="P18">sudo aptitude remove postgis</text:p>
      <text:p text:style-name="P4"><text:s text:c="4"/></text:p>
      <text:p text:style-name="P4"><text:s text:c="4"/>b. PostGIS installalasa</text:p>
      <text:p text:style-name="P4"><text:s text:c="4"/></text:p>
      <text:p text:style-name="P23">sudo apt-get install postgresql-8.2-postgis</text:p>
      <text:p text:style-name="P4"><text:tab/></text:p>
      <text:p text:style-name="P4"><text:s text:c="4"/>c. PostGIS adatbazis template keszitese.</text:p>
      <text:p text:style-name="P4"><text:s text:c="4"/></text:p>
      <text:p text:style-name="P25">createdb my_db</text:p>
      <text:p text:style-name="P25">createlang plpgsql my_db</text:p>
      <text:p text:style-name="P25">psql -d my_db -f /usr/share/postgresql/8.4/contrib/postgis.sql</text:p>
      <text:p text:style-name="P25">psql -d my_db -f /usr/share/postgresql/8.4/contrib/spatial_ref_sys.sql</text:p>
      <text:p text:style-name="P25">psql -d my_db -f /usr/share/postgresql/8.4/contrib/postgis_comments.sql</text:p>
      <text:p text:style-name="P1"/>
      <text:p text:style-name="P2">4.2<text:tab/>PostgreSQL 9.1 es PosgGIS 2.1 installalasa</text:p>
      <text:p text:style-name="P4"><text:tab/></text:p>
      <text:p text:style-name="P4"><text:s text:c="4"/>a. takaritas</text:p>
      <text:p text:style-name="P4"/>
      <text:p text:style-name="P15">s<text:span text:style-name="T4">udo apt-get remove postgresql-8.4 postgresql-client-8.4 postgresql-common pgadmin3 pgadmin3-data</text:span></text:p>
      <text:p text:style-name="P16">sudo apt-get autoremove</text:p>
      <text:p text:style-name="P4"><text:tab/></text:p>
      <text:p text:style-name="P4"><text:s text:c="4"/>b. installalas</text:p>
      <text:p text:style-name="P4"/>
      <text:p text:style-name="P18">sudo apt-get install postgresql-9.1</text:p>
      <text:p text:style-name="P18"/>
      <text:p text:style-name="P18"/>
      <text:p text:style-name="P19">apt-get install python-software-properties</text:p>
      <text:p text:style-name="P19"/>
      <text:p text:style-name="P19">add-apt-repository ppa:ubuntugis/ubuntugis-unstable</text:p>
      <text:p text:style-name="P19">add-apt-repository ppa:pitti/postgresql</text:p>
      <text:p text:style-name="P19">add-apt-repository ppa:pi-deb/gis</text:p>
      <text:p text:style-name="P19"><text:tab/></text:p>
      <text:p text:style-name="P19">apt-get update</text:p>
      <text:p text:style-name="P19"><text:tab/></text:p>
      <text:p text:style-name="P19">sudo apt-get install postgresql-9.0 postgresql-client-9.0</text:p>
      <text:p text:style-name="P19">apt-get install postgresql-9.0-postgis</text:p>
      <text:p text:style-name="P4"><text:tab/></text:p>
      <text:p text:style-name="P4"><text:s text:c="4"/>c. GIS template letrehozasa</text:p>
      <text:p text:style-name="P4"><text:s text:c="4"/></text:p>
      <text:p text:style-name="P10">sudo su postgres</text:p>
      <text:p text:style-name="P10">postgres createdb template_postgis</text:p>
      <text:p text:style-name="P10">psql -q -d template_postgis -f /usr/share/postgresql/9.1/contrib/postgis-2.1/postgis.sql</text:p>
      <text:p text:style-name="P10">psql -q -d template_postgis -f /usr/share/postgresql/9.1/contrib/postgis-2.1/spatial_ref_sys.sql</text:p>
      <text:p text:style-name="P10">psql -q -d template_postgis -f /usr/share/postgresql/9.1/contrib/postgis_comments.sql</text:p>
      <text:p text:style-name="P10">psql -q -d template_postgis -f /usr/share/postgresql/9.1/contrib/postgis-2.1/topology.sql</text:p>
      <text:p text:style-name="P10"><text:soft-page-break/><text:s text:c="4"/>cat &lt;&lt;EOS | psql -d template_postgis</text:p>
      <text:p text:style-name="P10"><text:s text:c="8"/>UPDATE pg_database SET datistemplate = TRUE WHERE datname = 'template_postgis';</text:p>
      <text:p text:style-name="P10"><text:s text:c="8"/>REVOKE ALL ON SCHEMA public FROM public;</text:p>
      <text:p text:style-name="P10"><text:s text:c="8"/>GRANT USAGE ON SCHEMA public TO public;</text:p>
      <text:p text:style-name="P10"><text:s text:c="8"/>GRANT ALL ON SCHEMA public TO postgres;</text:p>
      <text:p text:style-name="P10"><text:s text:c="8"/>GRANT SELECT, UPDATE, INSERT, DELETE</text:p>
      <text:p text:style-name="P10"><text:s text:c="10"/>ON TABLE public.geometry_columns TO PUBLIC;</text:p>
      <text:p text:style-name="P10"><text:s text:c="10"/>GRANT SELECT, UPDATE, INSERT, DELETE</text:p>
      <text:p text:style-name="P10"><text:s text:c="12"/>ON TABLE public.spatial_ref_sys TO PUBLIC;</text:p>
      <text:p text:style-name="P10"><text:s text:c="12"/>EOS</text:p>
      <text:p text:style-name="P4"/>
      <text:p text:style-name="P4"><text:s text:c="4"/>d. Allitsuk be a jelszot a postgres felhasznalo szamara</text:p>
      <text:p text:style-name="P4"><text:s text:c="4"/></text:p>
      <text:p text:style-name="P23">sudo su postgres -c psql</text:p>
      <text:p text:style-name="P23">postgres=# \c template_postgis</text:p>
      <text:p text:style-name="P23">template_postgis=# ALTER USER postgres WITH PASSWORD 'uj_password'</text:p>
      <text:p text:style-name="P23">template_postgis=# \q</text:p>
      <text:p text:style-name="P4"/>
      <text:p text:style-name="P4"><text:s text:c="4"/>e. Keszitsunk egy GIS adatbazist a GIS template alapjan</text:p>
      <text:p text:style-name="P4"><text:s text:c="4"/></text:p>
      <text:p text:style-name="P25">sudo su postgres<text:tab/>#ha postgres-kent vagyok bejelentkezve, akkor nem kell</text:p>
      <text:p text:style-name="P25">createdb --template template_postgis test_gis</text:p>
      <text:p text:style-name="P24">psql -d test_gis -c "select postgis_lib_version();"</text:p>
      <text:p text:style-name="P4"><text:tab/></text:p>
      <text:p text:style-name="P4"><text:s text:c="4"/>f. Teszteljuk le az uj adatbazist a verzio szam kiiras fuggveny segitsegevel</text:p>
      <text:p text:style-name="P4"/>
      <text:p text:style-name="P24">sudo su postgres <text:s text:c="7"/>#ha postgres-kent vagyok bejelentkezve, akkor nem kell</text:p>
      <text:p text:style-name="P24">psql -d test_gis -<text:span text:style-name="T8">c</text:span> "select postgis_lib_version();"</text:p>
      <text:p text:style-name="P1"/>
      <text:p text:style-name="P1"/>
      <text:p text:style-name="P4"/>
      <text:p text:style-name="P8">6. GIS kezeles</text:p>
      <text:p text:style-name="P4"><text:s text:c="4"/></text:p>
      <text:p text:style-name="P4"><text:s text:c="4"/>a. GIS tabla letrehozasa</text:p>
      <text:p text:style-name="P18">create table gtest( id int4, name varchar(20) );</text:p>
      <text:p text:style-name="P18">select AddGeometryColumn( '', 'gtest', 'geom', -1, 'LINESTRING', 2 );</text:p>
      <text:p text:style-name="P4"><text:s text:c="4"/></text:p>
      <text:p text:style-name="P4"><text:s text:c="4"/>b. Vonal objekutm beszurasa</text:p>
      <text:p text:style-name="P24">insert into gtest(id, name, geom) values (1, 'First Geometry', GeomFromText( 'LINESTRING( 2 3, 4 5, 6 5 )', -1));</text:p>
      <text:p text:style-name="P4"><text:s text:c="4"/></text:p>
      <text:p text:style-name="P4"><text:s text:c="4"/>c. GIS adatok megtekintese</text:p>
      <text:p text:style-name="P16">select id, name, AsText(geom) AS geom FROM gtest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6">a php_mapscript.so betoltese dinamikusan a dl() fg segitsegevel tobbe mar nem lehetseges. Ezert a megoldas hogy a</text:p>
      <text:p text:style-name="P6">/etc/php5/conf.d konyvtarba el kell helyezni egy ini kiterjesztesu fajlt, aminek a tartalma:</text:p>
      <text:p text:style-name="P6">extension=php_mapscript.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4T19:52:57</meta:creation-date>
    <dc:date>2012-09-08T15:18:24</dc:date>
    <meta:editing-duration>PT14H13M50S</meta:editing-duration>
    <meta:editing-cycles>66</meta:editing-cycles>
    <meta:generator>LibreOffice/3.5$Linux_x86 LibreOffice_project/350m1$Build-2</meta:generator>
    <meta:document-statistic meta:table-count="0" meta:image-count="0" meta:object-count="0" meta:page-count="9" meta:paragraph-count="353" meta:word-count="1763" meta:character-count="14834" meta:non-whitespace-character-count="12438"/>
  </office:meta>
</office:document-meta>
</file>